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91b957" officeooo:paragraph-rsid="0091b957" style:font-size-asian="14pt" style:font-size-complex="14pt"/>
    </style:style>
    <style:style style:name="P8" style:family="paragraph" style:parent-style-name="Standard">
      <style:text-properties fo:font-size="14pt" officeooo:rsid="00937bd2" officeooo:paragraph-rsid="00937bd2" style:font-size-asian="14pt" style:font-size-complex="14pt"/>
    </style:style>
    <style:style style:name="P9" style:family="paragraph" style:parent-style-name="Standard">
      <style:text-properties fo:font-size="14pt" officeooo:paragraph-rsid="00937bd2" style:font-size-asian="14pt" style:font-size-complex="14pt"/>
    </style:style>
    <style:style style:name="P10" style:family="paragraph" style:parent-style-name="Standard">
      <style:text-properties fo:font-size="14pt" officeooo:rsid="0094c45e" officeooo:paragraph-rsid="0094c45e" style:font-size-asian="14pt" style:font-size-complex="14pt"/>
    </style:style>
    <style:style style:name="P11" style:family="paragraph" style:parent-style-name="Standard">
      <style:text-properties fo:font-size="14pt" officeooo:rsid="0095dbdf" officeooo:paragraph-rsid="0095dbdf" style:font-size-asian="14pt" style:font-size-complex="14pt"/>
    </style:style>
    <style:style style:name="P12" style:family="paragraph" style:parent-style-name="Standard">
      <style:text-properties fo:font-size="14pt" officeooo:paragraph-rsid="0095dbdf" style:font-size-asian="14pt" style:font-size-complex="14pt"/>
    </style:style>
    <style:style style:name="P13" style:family="paragraph" style:parent-style-name="Standard">
      <style:text-properties fo:font-size="14pt" officeooo:rsid="0096e38f" officeooo:paragraph-rsid="0096e38f" style:font-size-asian="14pt" style:font-size-complex="14pt"/>
    </style:style>
    <style:style style:name="P14" style:family="paragraph" style:parent-style-name="Standard">
      <style:text-properties fo:font-size="14pt" officeooo:rsid="00984b95" officeooo:paragraph-rsid="00984b95" style:font-size-asian="14pt" style:font-size-complex="14pt"/>
    </style:style>
    <style:style style:name="P15" style:family="paragraph" style:parent-style-name="Standard">
      <style:text-properties fo:font-size="14pt" style:text-underline-style="solid" style:text-underline-width="auto" style:text-underline-color="font-color" fo:font-weight="bold" officeooo:rsid="0096e38f" officeooo:paragraph-rsid="0096e38f"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984b95" officeooo:paragraph-rsid="00984b95"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paragraph-rsid="00937bd2"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paragraph-rsid="0095dbdf" style:font-size-asian="20pt" style:font-weight-asian="bold" style:font-size-complex="20pt" style:font-weight-complex="bold"/>
    </style:style>
    <style:style style:name="T1" style:family="text">
      <style:text-properties officeooo:rsid="00071e00"/>
    </style:style>
    <style:style style:name="T2" style:family="text">
      <style:text-properties officeooo:rsid="008ba7d3"/>
    </style:style>
    <style:style style:name="T3" style:family="text">
      <style:text-properties officeooo:rsid="0091b957"/>
    </style:style>
    <style:style style:name="T4" style:family="text">
      <style:text-properties officeooo:rsid="00937bd2"/>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94c45e" style:font-style-asian="normal" style:font-style-complex="normal"/>
    </style:style>
    <style:style style:name="T8" style:family="text">
      <style:text-properties fo:font-style="normal" officeooo:rsid="00984b95" style:font-style-asian="normal" style:font-style-complex="normal"/>
    </style:style>
    <style:style style:name="T9" style:family="text">
      <style:text-properties officeooo:rsid="0095dbdf"/>
    </style:style>
    <style:style style:name="T10" style:family="text">
      <style:text-properties officeooo:rsid="0096e3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Decompose</text:span>.</text:p>
      <text:p text:style-name="P1">Richard Parker <text:span text:style-name="T2">3.12</text:span>.201<text:span text:style-name="T1">6</text:span></text:p>
      <text:p text:style-name="P5"/>
      <text:p text:style-name="P6">Section 1 – Introduction</text:p>
      <text:p text:style-name="P4"/>
      <text:p text:style-name="P7">If p' condensation is to become a practical reality, one major area of application is to tensor condense. <text:s/>The idea is that one decomposes the restriction of the tensor factors so that the condensation can be done by investigating the tensors of the summands - one from one factor and one from the other. <text:s/>We are therefore faced with the problem of finding an explicit decomposition of a representation - a basis with respect to which the representation is visibly decomposed. <text:s/><text:span text:style-name="T4">As a further pressure on the work, we need to identify isomorphic summands, and change the basis so that they are identical as written, and to produce some sort of concise description as to which basis elements correspond to which vectors of which summands. <text:s/>Automating this looks challenging.</text:span></text:p>
      <text:p text:style-name="P7"/>
      <text:p text:style-name="P8">The first step is almost certainly to strip off free summands, but with half an eye on the generalization to stripping of projectives in general. <text:s/>These two steps are related, but in practice they may differ since the free summands will presumably be stripped off first, so the representation may be enormous, whereas the projective stripping will presumably be done to smaller representations. <text:s/>We therefore need to be clear whether projective stripping is in fact any harder.</text:p>
      <text:p text:style-name="P8"/>
      <text:p text:style-name="P17">Section <text:span text:style-name="T4">2</text:span> – <text:span text:style-name="T4">Projective stripping.</text:span></text:p>
      <text:p text:style-name="P9"/>
      <text:p text:style-name="P8">The first need is to form a peak-word for the top composition factor of the target projective - a group-algebra element that has nullity 1 (or - more generally - nullity d where the splitting field of the irreducible is a degree d extension of the field we are working in) on the target irreducible X, and is non-singular on all other irreducibles. <text:s/>This is then powered up to give the <text:span text:style-name="T5">stable</text:span><text:span text:style-name="T6"> peak word </text:span><text:span text:style-name="T7">S</text:span><text:span text:style-name="T6">, where the nullity of </text:span><text:span text:style-name="T7">S</text:span><text:span text:style-name="T6"> on any representation counts the number of composition factors (times d) of that irreducible. <text:s/>In fact there is no need for </text:span><text:span text:style-name="T7">S</text:span><text:span text:style-name="T6"> to be a power, and we may well invent some technology to find </text:span><text:span text:style-name="T7">S</text:span><text:span text:style-name="T6"> directly for the smallish groups that we are mainly considering.</text:span></text:p>
      <text:p text:style-name="P8"><text:span text:style-name="T6"/></text:p>
      <text:p text:style-name="P10"><text:span text:style-name="T6">To strip off the projective for X, our plan is then to evaluate S on the representation Q to be decomposed.</text:span></text:p>
      <text:p text:style-name="P10"><text:span text:style-name="T6"/></text:p>
      <text:p text:style-name="P10"><text:span text:style-name="T6">We then transpose this matrix S and the generators, and compute the null-space V of the transposed S. <text:s/>There will then be 1 (actually d) vectors for each constituent isomorphic to X in </text:span><text:soft-page-break/><text:span text:style-name="T6">Q.</text:span></text:p>
      <text:p text:style-name="P10"><text:span text:style-name="T6"/></text:p>
      <text:p text:style-name="P10"><text:span text:style-name="T6">The next step is to spin this null-space under the generators to make a 3-tensor. <text:s/>In general this will be of a size considerably exceeding the size of matrices of Q, and it may well be useful to do a second condensation here. <text:s/>This is still very foggy at the moment.</text:span></text:p>
      <text:p text:style-name="P10"><text:span text:style-name="T6"/></text:p>
      <text:p text:style-name="P10"><text:span text:style-name="T6">There is then the job of investigating this 3-tensor to pick out some vectors that spin up to the projective. <text:s/>It is not yet completely clear how many vectors we are looking for.</text:span></text:p>
      <text:p text:style-name="P10"><text:span text:style-name="T6"/></text:p>
      <text:p text:style-name="P10"><text:span text:style-name="T6">Somehow, then, we pick a set of vectors that spin up to the direct sum of some copies of the projective, and put the entire space they span into echelon form. <text:s/>A basis for the complementary summand (in the orginal representation) can then be written down, and it remains to put the quotient, known to be the direct sum of isomorphic projectives, into standard base.</text:span></text:p>
      <text:p text:style-name="P10"><text:span text:style-name="T6"/></text:p>
      <text:p text:style-name="P11"><text:span text:style-name="T6">It is not clear to me whether the next step is best done in the original space, or by first quotienting out the summand. <text:s/>Neither can I see clearly whether a repeat of the random methods or linear algebra (using the work on the transpose) is the best way to do this.</text:span></text:p>
      <text:p text:style-name="P11"><text:span text:style-name="T6"/></text:p>
      <text:p text:style-name="P11"><text:span text:style-name="T6">In any event, the output is a basis in which the projectives are all in standard base and direct sum decomposition is available.</text:span></text:p>
      <text:p text:style-name="P11"><text:span text:style-name="T6"/></text:p>
      <text:p text:style-name="P18">Section <text:span text:style-name="T9">3</text:span> – <text:span text:style-name="T4">Projective/free stripping comparison.</text:span></text:p>
      <text:p text:style-name="P12"/>
      <text:p text:style-name="P11"><text:span text:style-name="T6">The algorithm for free stripping simply takes vectors at random, not using any null-space. <text:s/>It seems clear that this difference is probably illusory - perhaps free stripping could gain from chosing vectors more carefully, and/or projective stripping will not take the entire null-space to spin up. <text:s/>Also the output of free-stripping is free modules, not projective indecomposables. <text:s/>It is not clear whether the free modules should be further base-changed into indecomposables, or whether the tensor-condense stage can benefit from having some free summands.</text:span></text:p>
      <text:p text:style-name="P11"><text:span text:style-name="T6"/></text:p>
      <text:p text:style-name="P18">Section <text:span text:style-name="T9">4</text:span> – <text:span text:style-name="T10">Outstanding issues.</text:span></text:p>
      <text:p text:style-name="P12"/>
      <text:p text:style-name="P15"><text:span text:style-name="T6">1. <text:s/>Is the 3-tensor spinup guided or not? <text:s/>Answer - it is guided.</text:span></text:p>
      <text:p text:style-name="P13"><text:span text:style-name="T6">Since we are working typically with a fairly small group, we have the option of computing in advance how to make all the group elements as a straight-line program (pub-crawl), so that the 3-tensor spin does not need to do Gaussian elimination. <text:s/>I find this idea very attractive, particularly since you can't really do Gaussian elimination on a 3-tensor anyway. <text:s/>A guided 3-tensor spinup also looks like a useful concept for other applications, and on careful consideration, I don't really see what else we can do.</text:span></text:p>
      <text:p text:style-name="P13"><text:span text:style-name="T6"/></text:p>
      <text:p text:style-name="P15"><text:span text:style-name="T6">2. <text:s/>What is a 3-tensor spinup guide?</text:span><text:span text:style-name="T8"> To be investigated.</text:span></text:p>
      <text:p text:style-name="P13"><text:span text:style-name="T6">Each phase takes some vector bunches that it has already made and multiplies them all by a generator. <text:s/>The majority of the time, it will simply be a question of tacking these vector bunches </text:span><text:soft-page-break/><text:span text:style-name="T6">on the end, but a "standard" pub-crawl is more detailed, allowing some vector bunches to be stored temporarily in "registers" and not forming part of the output.</text:span><text:span text:style-name="T8"> <text:s/>I remain confused as to whether there is a single concept of "straight-line-program" that fits the various requirements, and this must be sorted out in detail.</text:span></text:p>
      <text:p text:style-name="P13"><text:span text:style-name="T8"/></text:p>
      <text:p text:style-name="P16"><text:span text:style-name="T6">3. <text:s/>What program(s) do we need to produce 3-tensor spinup guides? To be investigated.</text:span></text:p>
      <text:p text:style-name="P14"><text:span text:style-name="T6">This may depend on exactly what such a guide consists of, but independent of this, it seems to me that we need a new version of the "pub-crawl" program that takes as input a permutation representation and produces the guide as a batched, straight-line program that makes each point exactly once. <text:s/>I think there is a compromise to strike between the number of generators read, the amount of multiplication work to do, and the amount of memory needed to perform the operation. <text:s/>The ancient "pub-crawl" program aimed to minimize memory, and indeed typically could work with very few batches in memory at any one time, but I suspect we will want one that does less reading of the genera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17T10:23:58.679833947</dc:date>
    <meta:editing-duration>P4DT5H19M17S</meta:editing-duration>
    <meta:editing-cycles>406</meta:editing-cycles>
    <meta:generator>LibreOffice/5.1.4.2$Linux_X86_64 LibreOffice_project/10m0$Build-2</meta:generator>
    <meta:printed-by>User </meta:printed-by>
    <meta:print-date>2012-07-06T16:23:45</meta:print-date>
    <meta:document-statistic meta:table-count="0" meta:image-count="0" meta:object-count="0" meta:page-count="3" meta:paragraph-count="24" meta:word-count="1044" meta:character-count="6085" meta:non-whitespace-character-count="5034"/>
  </office:meta>
</office:document-meta>
</file>